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Laboratorio: Evaluación de Principios de POO y Patrones de Diseño en JavaScript</text:h>
      <text:h text:style-name="Heading_20_4" text:outline-level="4">Objetivos del Laboratorio:</text:h>
      <text:list text:style-name="L1">
        <text:list-item>
          <text:p text:style-name="P2">Comprender los principios fundamentales de la Programación Orientada a Objetos (POO).</text:p>
        </text:list-item>
        <text:list-item>
          <text:p text:style-name="P2">Aplicar y evaluar la implementación de POO utilizando JavaScript.</text:p>
        </text:list-item>
        <text:list-item>
          <text:p text:style-name="P2">Practicar el diseño y modelado de clases y objetos.</text:p>
        </text:list-item>
        <text:list-item>
          <text:p text:style-name="P1">Implementar y analizar diferentes patrones de diseño en un contexto de POO.</text:p>
        </text:list-item>
      </text:list>
      <text:h text:style-name="Heading_20_4" text:outline-level="4">Parte 1: Implementación de POO en JavaScript</text:h>
      <text:list text:style-name="L2">
        <text:list-item>
          <text:p text:style-name="P3"><text:span text:style-name="Strong_20_Emphasis">Conceptos Básicos de POO </text:span></text:p>
          <text:list>
            <text:list-item>
              <text:p text:style-name="P4">Define qué es la Programación Orientada a Objetos y menciona al menos tres principios fundamentales de POO.</text:p>
            </text:list-item>
            <text:list-item>
              <text:p text:style-name="P4">Explica cómo se relacionan los conceptos de clase, objeto, encapsulamiento, herencia y polimorfismo en la POO.</text:p>
            </text:list-item>
          </text:list>
        </text:list-item>
        <text:list-item>
          <text:p text:style-name="P3"><text:span text:style-name="Strong_20_Emphasis">Actividad Práctica: Implementación de Clases y Objetos en JavaScript </text:span></text:p>
          <text:list>
            <text:list-item>
              <text:p text:style-name="P4">Escribe un ejemplo de código en JavaScript que demuestre la definición de una clase <text:span text:style-name="Source_20_Text">Producto</text:span> con propiedades como <text:span text:style-name="Source_20_Text">nombre</text:span> y <text:span text:style-name="Source_20_Text">precio</text:span>, y métodos como <text:span text:style-name="Source_20_Text">calcularDescuento()</text:span>.</text:p>
            </text:list-item>
            <text:list-item>
              <text:p text:style-name="P3">Instancia al menos dos objetos de la clase <text:span text:style-name="Source_20_Text">Producto</text:span> y demuestra el uso de sus métodos y propiedades.</text:p>
            </text:list-item>
          </text:list>
        </text:list-item>
      </text:list>
      <text:h text:style-name="Heading_20_4" text:outline-level="4">Parte 2: Diseño y Modelado de Clases y Objetos</text:h>
      <text:list text:style-name="L3">
        <text:list-item>
          <text:p text:style-name="P5"><text:span text:style-name="Strong_20_Emphasis">Diseño de Clases y Objetos </text:span></text:p>
          <text:list>
            <text:list-item>
              <text:p text:style-name="P6">Explica qué es el diseño y modelado de clases y objetos en el contexto de la Programación Orientada a Objetos.</text:p>
            </text:list-item>
            <text:list-item>
              <text:p text:style-name="P6">¿Por qué es importante realizar un buen diseño y modelado de clases y objetos antes de implementar un sistema?</text:p>
            </text:list-item>
          </text:list>
        </text:list-item>
        <text:list-item>
          <text:p text:style-name="P5"><text:span text:style-name="Strong_20_Emphasis">Actividad Práctica: Diagrama UML </text:span></text:p>
          <text:list>
            <text:list-item>
              <text:p text:style-name="P6">Diseña un diagrama UML que modele la relación entre las clases <text:span text:style-name="Source_20_Text">Cliente</text:span>, <text:span text:style-name="Source_20_Text">Pedido</text:span> y <text:span text:style-name="Source_20_Text">Producto</text:span> para un sistema de gestión de ventas.</text:p>
            </text:list-item>
            <text:list-item>
              <text:p text:style-name="P5">Incluye al menos una relación de asociación entre las clases y especifica los atributos y métodos principales de cada clase.</text:p>
            </text:list-item>
          </text:list>
        </text:list-item>
      </text:list>
      <text:h text:style-name="Heading_20_4" text:outline-level="4">Parte 3: Patrones de Diseño en POO</text:h>
      <text:list text:style-name="L4">
        <text:list-item>
          <text:p text:style-name="P7"><text:span text:style-name="Strong_20_Emphasis">Patrones de Diseño </text:span></text:p>
          <text:list>
            <text:list-item>
              <text:p text:style-name="P8">Define qué son los patrones de diseño y menciona al menos tres ejemplos comunes de patrones de diseño en la Programación Orientada a Objetos.</text:p>
            </text:list-item>
            <text:list-item>
              <text:p text:style-name="P8">Explica la importancia de los patrones de diseño en el desarrollo de software.</text:p>
              <text:p text:style-name="P8"/>
            </text:list-item>
          </text:list>
        </text:list-item>
        <text:list-item>
          <text:p text:style-name="P7"><text:soft-page-break/><text:span text:style-name="Strong_20_Emphasis">Actividad Práctica: Implementación de un Patrón de Diseño </text:span></text:p>
          <text:list>
            <text:list-item>
              <text:p text:style-name="P8">Elige uno de los siguientes patrones de diseño: Singleton, Factory o Observer.</text:p>
            </text:list-item>
            <text:list-item>
              <text:p text:style-name="P7">Implementa el patrón elegido en JavaScript en un contexto específico, como la creación de una única instancia de conexión a una base de datos (Singleton), la creación de objetos de diferentes tipos (Factory) o la notificación de eventos a múltiples observadores (Observer).</text:p>
            </text:list-item>
          </text:list>
        </text:list-item>
      </text:list>
      <text:h text:style-name="Heading_20_4" text:outline-level="4">Conclusión y Evaluación</text:h>
      <text:list text:style-name="L5">
        <text:list-item>
          <text:p text:style-name="P10"><text:span text:style-name="Strong_20_Emphasis">Reflexión Final </text:span></text:p>
          <text:list>
            <text:list-item>
              <text:p text:style-name="P10">Reflexiona sobre lo aprendido en este laboratorio. ¿Qué aspectos de la Programación Orientada a Objetos y los patrones de diseño encontraste más desafiantes?</text:p>
            </text:list-item>
            <text:list-item>
              <text:p text:style-name="P9">¿Cómo aplicarías estos conceptos en proyectos futuros de desarrollo de software?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23:32:52.451000000</meta:creation-date>
    <dc:date>2024-06-27T23:35:15.384000000</dc:date>
    <meta:editing-duration>PT2M23S</meta:editing-duration>
    <meta:editing-cycles>1</meta:editing-cycles>
    <meta:document-statistic meta:table-count="0" meta:image-count="0" meta:object-count="0" meta:page-count="2" meta:paragraph-count="32" meta:word-count="425" meta:character-count="2569" meta:non-whitespace-character-count="2194"/>
    <meta:generator>LibreOffice/24.2.4.2$Windows_X86_64 LibreOffice_project/51a6219feb6075d9a4c46691dcfe0cd9c4fff3c2</meta:generator>
  </office:meta>
</office:document-meta>
</file>